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Helvetica" svg:font-family="Helvetica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ela4" style:family="table">
      <style:table-properties style:width="16.999cm" table:align="left"/>
    </style:style>
    <style:style style:name="Tabela4.A" style:family="table-column">
      <style:table-column-properties style:column-width="2.701cm"/>
    </style:style>
    <style:style style:name="Tabela4.B" style:family="table-column">
      <style:table-column-properties style:column-width="14.298cm"/>
    </style:style>
    <style:style style:name="Tabela4.A1" style:family="table-cell">
      <style:table-cell-properties style:vertical-align="bottom" fo:background-color="transparent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ela4.B1.1" style:family="table-column">
      <style:table-column-properties style:column-width="10.714cm"/>
    </style:style>
    <style:style style:name="Tabela4.B1.2" style:family="table-column">
      <style:table-column-properties style:column-width="3.584cm"/>
    </style:style>
    <style:style style:name="Tabela4.B1.1.1.1" style:family="table-row">
      <style:table-row-properties style:min-row-height="0.584cm"/>
    </style:style>
    <style:style style:name="Tabela4.B1.1.1.1.1" style:family="table-cell">
      <style:table-cell-properties style:vertical-align="middle" fo:padding="0cm" fo:border-left="none" fo:border-right="none" fo:border-top="0.002cm solid #000000" fo:border-bottom="none"/>
    </style:style>
    <style:style style:name="Tabela4.B1.1.1.2" style:family="table-row">
      <style:table-row-properties style:min-row-height="0.61cm"/>
    </style:style>
    <style:style style:name="Tabela4.B1.1.1.1.2" style:family="table-cell">
      <style:table-cell-properties style:vertical-align="middle" fo:padding="0cm" fo:border="none"/>
    </style:style>
    <style:style style:name="Tabela4.B1.2.1" style:family="table-cell">
      <style:table-cell-properties style:vertical-align="middle" fo:padding="0cm" fo:border-left="none" fo:border-right="0.002cm solid #000000" fo:border-top="0.002cm solid #000000" fo:border-bottom="none"/>
    </style:style>
    <style:style style:name="Tabela4.B1.1.2" style:family="table-cell">
      <style:table-cell-properties style:vertical-align="middle" fo:padding="0cm" fo:border-left="none" fo:border-right="0.002cm solid #000000" fo:border-top="none" fo:border-bottom="0.002cm solid #000000"/>
    </style:style>
    <style:style style:name="Tabela5" style:family="table">
      <style:table-properties style:width="3.584cm" table:align="margins"/>
    </style:style>
    <style:style style:name="Tabela5.A" style:family="table-column">
      <style:table-column-properties style:column-width="1.559cm" style:rel-column-width="28524*"/>
    </style:style>
    <style:style style:name="Tabela5.B" style:family="table-column">
      <style:table-column-properties style:column-width="2.025cm" style:rel-column-width="37011*"/>
    </style:style>
    <style:style style:name="Tabela5.1" style:family="table-row">
      <style:table-row-properties style:min-row-height="0.787cm"/>
    </style:style>
    <style:style style:name="Tabe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ela5.2" style:family="table-row">
      <style:table-row-properties style:min-row-height="0.737cm"/>
    </style:style>
    <style:style style:name="Tabela5.A2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elaRazao" style:family="table">
      <style:table-properties style:width="16.999cm" table:align="margins"/>
    </style:style>
    <style:style style:name="TabelaRazao.A" style:family="table-column">
      <style:table-column-properties style:column-width="16.999cm" style:rel-column-width="65535*"/>
    </style:style>
    <style:style style:name="TabelaRazao.1" style:family="table-row">
      <style:table-row-properties style:min-row-height="0.235cm"/>
    </style:style>
    <style:style style:name="TabelaRazao.A1" style:family="table-cell">
      <style:table-cell-properties fo:background-color="#c0c0c0" fo:padding="0.049cm" fo:border="0.002cm solid #000000">
        <style:background-image/>
      </style:table-cell-properties>
    </style:style>
    <style:style style:name="TabelaRazao.A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6.999cm" style:rel-column-width="65535*"/>
    </style:style>
    <style:style style:name="Table1.A1" style:family="table-cell">
      <style:table-cell-properties fo:background-color="#c0c0c0" fo:padding="0.049cm" fo:border="0.002cm solid #000000">
        <style:background-image/>
      </style:table-cell-properties>
    </style:style>
    <style:style style:name="Table1.A2" style:family="table-cell">
      <style:table-cell-properties fo:padding="0.049cm" fo:border-left="0.002cm solid #000000" fo:border-right="0.002cm solid #000000" fo:border-top="none" fo:border-bottom="none"/>
    </style:style>
    <style:style style:name="Table1.A3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8" style:family="table">
      <style:table-properties style:width="16.999cm" table:align="margins"/>
    </style:style>
    <style:style style:name="Tabela8.A" style:family="table-column">
      <style:table-column-properties style:column-width="3.323cm" style:rel-column-width="12814*"/>
    </style:style>
    <style:style style:name="Tabela8.B" style:family="table-column">
      <style:table-column-properties style:column-width="3.029cm" style:rel-column-width="11678*"/>
    </style:style>
    <style:style style:name="Tabela8.C" style:family="table-column">
      <style:table-column-properties style:column-width="3.845cm" style:rel-column-width="14827*"/>
    </style:style>
    <style:style style:name="Tabela8.D" style:family="table-column">
      <style:table-column-properties style:column-width="3.501cm" style:rel-column-width="13501*"/>
    </style:style>
    <style:style style:name="Tabela8.E" style:family="table-column">
      <style:table-column-properties style:column-width="3.298cm" style:rel-column-width="12715*"/>
    </style:style>
    <style:style style:name="Tabela8.A1" style:family="table-cell">
      <style:table-cell-properties fo:background-color="#c0c0c0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8.E1" style:family="table-cell">
      <style:table-cell-properties fo:background-color="#c0c0c0" fo:padding="0.049cm" fo:border="0.002cm solid #000000">
        <style:background-image/>
      </style:table-cell-properties>
    </style:style>
    <style:style style:name="Tabela8.A2" style:family="table-cell">
      <style:table-cell-properties fo:padding="0.049cm" fo:border-left="0.002cm solid #000000" fo:border-right="none" fo:border-top="none" fo:border-bottom="0.002cm solid #000000"/>
    </style:style>
    <style:style style:name="Tabela8.E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6" style:family="table">
      <style:table-properties style:width="16.999cm" table:align="margins"/>
    </style:style>
    <style:style style:name="Tabela6.A" style:family="table-column">
      <style:table-column-properties style:column-width="1.746cm" style:rel-column-width="6733*"/>
    </style:style>
    <style:style style:name="Tabela6.B" style:family="table-column">
      <style:table-column-properties style:column-width="4.999cm" style:rel-column-width="19269*"/>
    </style:style>
    <style:style style:name="Tabela6.C" style:family="table-column">
      <style:table-column-properties style:column-width="5.128cm" style:rel-column-width="19766*"/>
    </style:style>
    <style:style style:name="Tabela6.D" style:family="table-column">
      <style:table-column-properties style:column-width="5.128cm" style:rel-column-width="19767*"/>
    </style:style>
    <style:style style:name="Tabela6.A1" style:family="table-cell">
      <style:table-cell-properties fo:background-color="#c0c0c0" fo:padding-left="0.011cm" fo:padding-right="0.011cm" fo:padding-top="0.15cm" fo:padding-bottom="0.011cm" fo:border="0.018cm solid #000000">
        <style:background-image/>
      </style:table-cell-properties>
    </style:style>
    <style:style style:name="Tabela6.B1" style:family="table-cell">
      <style:table-cell-properties fo:background-color="#c0c0c0" fo:padding-left="0.011cm" fo:padding-right="0.011cm" fo:padding-top="0.15cm" fo:padding-bottom="0.011cm" fo:border-left="none" fo:border-right="0.018cm solid #000000" fo:border-top="0.018cm solid #000000" fo:border-bottom="0.018cm solid #000000">
        <style:background-image/>
      </style:table-cell-properties>
    </style:style>
    <style:style style:name="Tabela6.C1" style:family="table-cell">
      <style:table-cell-properties fo:background-color="#c0c0c0" fo:padding="0.097cm" fo:border-left="none" fo:border-right="none" fo:border-top="0.018cm solid #000000" fo:border-bottom="0.018cm solid #000000">
        <style:background-image/>
      </style:table-cell-properties>
    </style:style>
    <style:style style:name="Tabela6.D1" style:family="table-cell">
      <style:table-cell-properties fo:background-color="#c0c0c0" fo:padding="0.097cm" fo:border="0.018cm solid #000000">
        <style:background-image/>
      </style:table-cell-properties>
    </style:style>
    <style:style style:name="Tabela6.A2.1.1" style:family="table-cell">
      <style:table-cell-properties style:vertical-align="middle" fo:padding-left="0.011cm" fo:padding-right="0.011cm" fo:padding-top="0.15cm" fo:padding-bottom="0.011cm" fo:border-left="0.002cm solid #000000" fo:border-right="none" fo:border-top="none" fo:border-bottom="0.002cm solid #000000"/>
    </style:style>
    <style:style style:name="Tabela6.A2.2.1" style:family="table-cell">
      <style:table-cell-properties style:vertical-align="middle" fo:padding-left="0.011cm" fo:padding-right="0.011cm" fo:padding-top="0.15cm" fo:padding-bottom="0.011cm" fo:border-left="none" fo:border-right="0.002cm solid #000000" fo:border-top="none" fo:border-bottom="0.002cm solid #000000"/>
    </style:style>
    <style:style style:name="Tabela6.A2.1.2" style:family="table-cell">
      <style:table-cell-properties fo:padding-left="0.011cm" fo:padding-right="0.011cm" fo:padding-top="0.15cm" fo:padding-bottom="0.011cm" fo:border="none"/>
    </style:style>
    <style:style style:name="Tabela6.C2" style:family="table-cell">
      <style:table-cell-properties fo:padding="0.097cm" fo:border="none"/>
    </style:style>
    <style:style style:name="Tabela10" style:family="table">
      <style:table-properties style:width="6.715cm" fo:margin-left="0cm" fo:margin-right="0.007cm" table:align="margins"/>
    </style:style>
    <style:style style:name="Tabela10.A" style:family="table-column">
      <style:table-column-properties style:column-width="1.718cm" style:rel-column-width="16766*"/>
    </style:style>
    <style:style style:name="Tabela10.B" style:family="table-column">
      <style:table-column-properties style:column-width="4.997cm" style:rel-column-width="48769*"/>
    </style:style>
    <style:style style:name="Tabela10.A1" style:family="table-cell">
      <style:table-cell-properties fo:background-color="#e6e6e6" fo:padding="0.097cm" fo:border="0.018cm solid #000000">
        <style:background-image/>
      </style:table-cell-properties>
    </style:style>
    <style:style style:name="Tabela10.B1" style:family="table-cell">
      <style:table-cell-properties fo:background-color="#e6e6e6" fo:padding="0.097cm" fo:border-left="0.002cm solid #000000" fo:border-right="0.002cm solid #000000" fo:border-top="0.018cm solid #000000" fo:border-bottom="0.018cm solid #000000">
        <style:background-image/>
      </style:table-cell-properties>
    </style:style>
    <style:style style:name="RepeatTable_5f_assd" style:display-name="RepeatTable_assd" style:family="table">
      <style:table-properties style:width="6.747cm" fo:margin-left="0cm" fo:margin-right="-0.025cm" table:align="margins"/>
    </style:style>
    <style:style style:name="RepeatTable_5f_assd.A" style:display-name="RepeatTable_assd.A" style:family="table-column">
      <style:table-column-properties style:column-width="6.747cm" style:rel-column-width="65535*"/>
    </style:style>
    <style:style style:name="RepeatTable_5f_assd.1" style:display-name="RepeatTable_assd.1" style:family="table-row">
      <style:table-row-properties style:min-row-height="0.559cm" fo:background-color="#ffffcc">
        <style:background-image/>
      </style:table-row-properties>
    </style:style>
    <style:style style:name="RepeatTable_5f_assd.A1" style:display-name="RepeatTable_assd.A1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DetailTable_5f_saefs" style:display-name="DetailTable_saefs" style:family="table">
      <style:table-properties style:width="6.562cm" fo:margin-left="0cm" fo:margin-right="-0.009cm" table:align="margins"/>
    </style:style>
    <style:style style:name="DetailTable_5f_saefs.A" style:display-name="DetailTable_saefs.A" style:family="table-column">
      <style:table-column-properties style:column-width="1.617cm" style:rel-column-width="16154*"/>
    </style:style>
    <style:style style:name="DetailTable_5f_saefs.B" style:display-name="DetailTable_saefs.B" style:family="table-column">
      <style:table-column-properties style:column-width="4.944cm" style:rel-column-width="49381*"/>
    </style:style>
    <style:style style:name="DetailTable_5f_saefs.A1" style:display-name="DetailTable_saefs.A1" style:family="table-cell">
      <style:table-cell-properties fo:padding="0cm" fo:border="none"/>
    </style:style>
    <style:style style:name="Tabela3" style:family="table">
      <style:table-properties style:width="4.948cm" fo:margin-left="-0.032cm" fo:margin-right="0.016cm" table:align="margins"/>
    </style:style>
    <style:style style:name="Tabela3.A" style:family="table-column">
      <style:table-column-properties style:column-width="0.744cm" style:rel-column-width="9850*"/>
    </style:style>
    <style:style style:name="Tabela3.B" style:family="table-column">
      <style:table-column-properties style:column-width="1.722cm" style:rel-column-width="22812*"/>
    </style:style>
    <style:style style:name="Tabela3.C" style:family="table-column">
      <style:table-column-properties style:column-width="0.579cm" style:rel-column-width="7674*"/>
    </style:style>
    <style:style style:name="Tabela3.D" style:family="table-column">
      <style:table-column-properties style:column-width="1.903cm" style:rel-column-width="25199*"/>
    </style:style>
    <style:style style:name="Tabela3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ela3.B1" style:family="table-cell">
      <style:table-cell-properties fo:padding="0.097cm" fo:border-left="none" fo:border-right="none" fo:border-top="0.018cm solid #000000" fo:border-bottom="0.018cm solid #000000"/>
    </style:style>
    <style:style style:name="Tabela3.D1" style:family="table-cell">
      <style:table-cell-properties fo:padding="0.097cm" fo:border-left="none" fo:border-right="0.018cm solid #000000" fo:border-top="0.018cm solid #000000" fo:border-bottom="0.018cm solid #000000"/>
    </style:style>
    <style:style style:name="Tabela3.A2" style:family="table-cell">
      <style:table-cell-properties fo:background-color="#e6e6e6" fo:padding="0.097cm" fo:border-left="0.018cm solid #000000" fo:border-right="none" fo:border-top="none" fo:border-bottom="0.018cm solid #000000">
        <style:background-image/>
      </style:table-cell-properties>
    </style:style>
    <style:style style:name="Tabela3.B2" style:family="table-cell">
      <style:table-cell-properties fo:background-color="#e6e6e6" fo:padding="0.097cm" fo:border-left="none" fo:border-right="none" fo:border-top="none" fo:border-bottom="0.018cm solid #000000">
        <style:background-image/>
      </style:table-cell-properties>
    </style:style>
    <style:style style:name="Tabela3.D2" style:family="table-cell">
      <style:table-cell-properties fo:background-color="#e6e6e6" fo:padding="0.097cm" fo:border-left="none" fo:border-right="0.018cm solid #000000" fo:border-top="none" fo:border-bottom="0.018cm solid #000000">
        <style:background-image/>
      </style:table-cell-properties>
    </style:style>
    <style:style style:name="Tabela3.A3" style:family="table-cell">
      <style:table-cell-properties fo:padding="0.097cm" fo:border-left="0.018cm solid #000000" fo:border-right="none" fo:border-top="none" fo:border-bottom="0.018cm solid #000000"/>
    </style:style>
    <style:style style:name="Tabela3.B3" style:family="table-cell">
      <style:table-cell-properties fo:padding="0.097cm" fo:border-left="none" fo:border-right="none" fo:border-top="none" fo:border-bottom="0.018cm solid #000000"/>
    </style:style>
    <style:style style:name="Tabela3.D3" style:family="table-cell">
      <style:table-cell-properties fo:padding="0.097cm" fo:border-left="none" fo:border-right="0.018cm solid #000000" fo:border-top="none" fo:border-bottom="0.018cm solid #000000"/>
    </style:style>
    <style:style style:name="TableEspecial" style:family="table">
      <style:table-properties style:width="4.923cm" table:align="left"/>
    </style:style>
    <style:style style:name="TableEspecial.A" style:family="table-column">
      <style:table-column-properties style:column-width="0.767cm"/>
    </style:style>
    <style:style style:name="TableEspecial.B" style:family="table-column">
      <style:table-column-properties style:column-width="1.744cm"/>
    </style:style>
    <style:style style:name="TableEspecial.C" style:family="table-column">
      <style:table-column-properties style:column-width="0.556cm"/>
    </style:style>
    <style:style style:name="TableEspecial.D" style:family="table-column">
      <style:table-column-properties style:column-width="1.856cm"/>
    </style:style>
    <style:style style:name="TableEspecial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Especial.D1" style:family="table-cell">
      <style:table-cell-properties fo:padding="0.097cm" fo:border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001cm" style:rel-column-width="15424*"/>
    </style:style>
    <style:style style:name="Tabela1.B" style:family="table-column">
      <style:table-column-properties style:column-width="12.998cm" style:rel-column-width="50111*"/>
    </style:style>
    <style:style style:name="Tabela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B1" style:family="table-cell">
      <style:table-cell-properties fo:background-color="#c0c0c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.A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4.38cm" style:rel-column-width="16883*"/>
    </style:style>
    <style:style style:name="Tabela7.B" style:family="table-column">
      <style:table-column-properties style:column-width="0.148cm" style:rel-column-width="571*"/>
    </style:style>
    <style:style style:name="Tabela7.C" style:family="table-column">
      <style:table-column-properties style:column-width="3.971cm" style:rel-column-width="15305*"/>
    </style:style>
    <style:style style:name="Tabela7.D" style:family="table-column">
      <style:table-column-properties style:column-width="0.176cm" style:rel-column-width="680*"/>
    </style:style>
    <style:style style:name="Tabela7.E" style:family="table-column">
      <style:table-column-properties style:column-width="3.117cm" style:rel-column-width="12013*"/>
    </style:style>
    <style:style style:name="Tabela7.F" style:family="table-column">
      <style:table-column-properties style:column-width="5.209cm" style:rel-column-width="20083*"/>
    </style:style>
    <style:style style:name="Tabela7.A1.1" style:family="table-row">
      <style:table-row-properties style:min-row-height="0.235cm"/>
    </style:style>
    <style:style style:name="Tabela7.A1.1.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ela7.A1.1.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Arial" fo:font-size="2pt" style:font-size-asian="2pt" style:font-size-complex="2pt"/>
    </style:style>
    <style:style style:name="P2" style:family="paragraph" style:parent-style-name="Standard">
      <style:paragraph-properties fo:text-align="start" style:justify-single-word="false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Arial" fo:font-size="6pt" style:font-size-asian="6pt" style:font-size-complex="6pt"/>
    </style:style>
    <style:style style:name="P6" style:family="paragraph" style:parent-style-name="Standard">
      <style:paragraph-properties fo:text-align="center" style:justify-single-word="false"/>
      <style:text-properties style:font-name="Arial" fo:font-size="6pt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outline="false" style:text-line-through-style="none" style:font-name="Arial" fo:font-size="10.5pt" fo:font-style="normal" fo:text-shadow="none" style:text-underline-style="none" fo:font-weight="bold" style:font-name-asian="Helvetica" style:font-size-asian="10.5pt" style:font-style-asian="normal" style:font-weight-asian="bold" style:font-name-complex="Helvetica" style:font-size-complex="10.5pt" style:font-style-complex="normal" style:font-weight-complex="bold" style:text-emphasize="none"/>
    </style:style>
    <style:style style:name="P12" style:family="paragraph" style:parent-style-name="Standard">
      <style:paragraph-properties fo:text-align="start" style:justify-single-word="false"/>
      <style:text-properties style:text-outline="false" style:text-line-through-style="none" style:font-name="Arial" fo:font-size="10.5pt" fo:font-style="normal" fo:text-shadow="none" style:text-underline-style="none" fo:font-weight="normal" style:font-name-asian="Helvetica" style:font-size-asian="10.5pt" style:font-style-asian="normal" style:font-weight-asian="normal" style:font-name-complex="Helvetica" style:font-size-complex="10.5pt" style:font-style-complex="normal" style:font-weight-complex="normal" style:text-emphasize="none"/>
    </style:style>
    <style:style style:name="P13" style:family="paragraph" style:parent-style-name="Standard">
      <style:paragraph-properties fo:text-align="start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/>
    </style:style>
    <style:style style:name="P14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8pt" fo:font-style="normal" fo:text-shadow="none" style:text-underline-style="none" fo:font-weight="bold" style:font-name-asian="Helvetica" style:font-size-asian="18pt" style:font-style-asian="normal" style:font-weight-asian="bold" style:font-name-complex="Helvetica" style:font-size-complex="18pt" style:font-style-complex="normal" style:font-weight-complex="bold" style:text-emphasize="none"/>
    </style:style>
    <style:style style:name="P15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8pt" fo:font-style="normal" fo:text-shadow="none" style:text-underline-style="none" fo:font-weight="bold" style:font-name-asian="Helvetica" style:font-size-asian="8pt" style:font-style-asian="normal" style:font-weight-asian="bold" style:font-name-complex="Helvetica" style:font-size-complex="8pt" style:font-style-complex="normal" style:font-weight-complex="bold" style:text-emphasize="none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2pt" style:font-size-asian="2pt" style:font-size-complex="2pt"/>
    </style:style>
    <style:style style:name="P18" style:family="paragraph" style:parent-style-name="Table_20_Contents">
      <style:text-properties style:font-name="Arial" fo:font-size="2pt" fo:font-weight="bold" style:font-size-asian="2pt" style:font-weight-asian="bold" style:font-size-complex="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1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Arial"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27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31" style:family="paragraph" style:parent-style-name="Preformatted_20_Text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 text:number-lines="false" text:line-number="0"/>
      <style:text-properties style:font-name="Arial" fo:font-size="8pt" style:font-size-asian="8pt" style:font-size-complex="8pt"/>
    </style:style>
    <style:style style:name="P34" style:family="paragraph" style:parent-style-name="Standard">
      <style:paragraph-properties fo:margin-left="0.009cm" fo:margin-right="0.009cm" fo:text-indent="0cm" style:auto-text-indent="false"/>
      <style:text-properties style:font-name="Arial" fo:font-size="8pt" fo:font-weight="bold" style:font-size-asian="8pt" style:font-weight-asian="bold" style:font-size-complex="8pt" style:font-weight-complex="bold"/>
    </style:style>
    <style:style style:name="P35" style:family="paragraph" style:parent-style-name="Standard">
      <style:paragraph-properties fo:margin-left="0.009cm" fo:margin-right="0.009cm" fo:text-align="center" style:justify-single-word="false" fo:text-indent="0cm" style:auto-text-indent="false"/>
      <style:text-properties style:font-name="Arial" fo:font-size="8pt" fo:font-weight="bold" style:font-size-asian="8pt" style:font-weight-asian="bold" style:font-size-complex="8pt" style:font-weight-complex="bold"/>
    </style:style>
    <style:style style:name="P36" style:family="paragraph" style:parent-style-name="Standard">
      <style:paragraph-properties fo:margin-left="0.009cm" fo:margin-right="0.009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37" style:family="paragraph" style:parent-style-name="Standard">
      <style:paragraph-properties fo:margin-left="0.009cm" fo:margin-right="0.194cm" fo:text-indent="0cm" style:auto-text-indent="false"/>
      <style:text-properties style:font-name="Arial" fo:font-size="8pt" fo:font-weight="bold" style:font-size-asian="8pt" style:font-weight-asian="bold" style:font-size-complex="8pt" style:font-weight-complex="bold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10 Pitch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outline="false" style:text-line-through-style="none" style:font-name="Arial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outline="false" style:text-line-through-style="none" style:font-name="Arial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ReportHeader">
        <text:p text:style-name="P1"/>
      </text:section>
      <text:section text:style-name="Sect1" text:name="PageHeader"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16"><draw:frame draw:style-name="fr2" draw:name="graphics1" text:anchor-type="paragraph" svg:width="2.193cm" svg:height="2.686cm" draw:z-index="1"><draw:image xlink:href="../../../../../../../gestaoAdministrativa/fontes/PHP/framework/temas/padrao/imagens/AlagoinhasAlvara.png" xlink:type="simple" xlink:show="embed" xlink:actuate="onLoad"/></draw:frame></text:p>
            </table:table-cell>
            <table:table-cell>
              <table:table table:is-sub-table="true">
                <table:table-column table:style-name="Tabela4.B1.1"/>
                <table:table-column table:style-name="Tabela4.B1.2"/>
                <table:table-row>
                  <table:table-cell>
                    <table:table table:is-sub-table="true">
                      <table:table-column table:style-name="Tabela4.B1.1"/>
                      <table:table-row table:style-name="Tabela4.B1.1.1.1">
                        <table:table-cell table:style-name="Tabela4.B1.1.1.1.1" office:value-type="string">
                          <text:p text:style-name="P11">Estado da [IE.prefeitura_uf]</text:p>
                        </table:table-cell>
                      </table:table-row>
                      <table:table-row table:style-name="Tabela4.B1.1.1.2">
                        <table:table-cell table:style-name="Tabela4.B1.1.1.1.2" office:value-type="string">
                          <text:p text:style-name="P12">[IE.prefeitura_nome]</text:p>
                        </table:table-cell>
                      </table:table-row>
                      <table:table-row>
                        <table:table-cell table:style-name="Tabela4.B1.1.1.1.2" office:value-type="string">
                          <text:p text:style-name="P13"><text:span text:style-name="T1">CNPJ</text:span> [IE.prefeitura_cnpj]</text:p>
                        </table:table-cell>
                      </table:table-row>
                    </table:table>
                  </table:table-cell>
                  <table:table-cell table:style-name="Tabela4.B1.2.1" office:value-type="string">
                    <table:table table:name="Tabela5" table:style-name="Tabela5">
                      <table:table-column table:style-name="Tabela5.A"/>
                      <table:table-column table:style-name="Tabela5.B"/>
                      <table:table-row table:style-name="Tabela5.1">
                        <table:table-cell table:style-name="Tabela5.A1" office:value-type="string">
                          <text:p text:style-name="P19">Número</text:p>
                        </table:table-cell>
                        <table:table-cell table:style-name="Tabela5.B1" office:value-type="string">
                          <text:p text:style-name="P2">[IE.num_alvara]</text:p>
                        </table:table-cell>
                      </table:table-row>
                      <table:table-row table:style-name="Tabela5.2">
                        <table:table-cell table:style-name="Tabela5.A2" office:value-type="string">
                          <text:p text:style-name="P19">Exercício</text:p>
                        </table:table-cell>
                        <table:table-cell table:style-name="Tabela5.B2" office:value-type="string">
                          <text:p text:style-name="P2">[IE.exercicio]</text:p>
                        </table:table-cell>
                      </table:table-row>
                    </table:table>
                    <text:p text:style-name="P17"/>
                  </table:table-cell>
                </table:table-row>
                <table:table-row>
                  <table:table-cell table:style-name="Tabela4.B1.1.2" table:number-columns-spanned="2" office:value-type="string">
                    <text:p text:style-name="P14">ALVARÁ de Horário Especial</text:p>
                  </table:table-cell>
                  <table:covered-table-cell/>
                </table:table-row>
              </table:table>
            </table:table-cell>
          </table:table-row>
        </table:table>
        <text:p text:style-name="P5"/>
        <table:table table:name="TabelaRazao" table:style-name="TabelaRazao">
          <table:table-column table:style-name="TabelaRazao.A"/>
          <table:table-row table:style-name="TabelaRazao.1">
            <table:table-cell table:style-name="TabelaRazao.A1" office:value-type="string">
              <text:p text:style-name="P22">Nome / Razão Social</text:p>
            </table:table-cell>
          </table:table-row>
          <table:table-row>
            <table:table-cell table:style-name="TabelaRazao.A2" office:value-type="string">
              <text:p text:style-name="P31">[IE.razao_social]</text:p>
            </table:table-cell>
          </table:table-row>
        </table:table>
        <text:p text:style-name="P5"/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22">Endereço</text:p>
            </table:table-cell>
          </table:table-row>
          <table:table-row>
            <table:table-cell table:style-name="Table1.A2" office:value-type="string">
              <text:p text:style-name="P7">[IE.rua]</text:p>
            </table:table-cell>
          </table:table-row>
          <table:table-row>
            <table:table-cell table:style-name="Table1.A3" office:value-type="string">
              <text:p text:style-name="P7">[IE.cidade]</text:p>
            </table:table-cell>
          </table:table-row>
        </table:table>
        <text:p text:style-name="P5"/>
        <table:table table:name="Tabela8" table:style-name="Tabela8">
          <table:table-column table:style-name="Tabela8.A"/>
          <table:table-column table:style-name="Tabela8.B"/>
          <table:table-column table:style-name="Tabela8.C"/>
          <table:table-column table:style-name="Tabela8.D"/>
          <table:table-column table:style-name="Tabela8.E"/>
          <table:table-row>
            <table:table-cell table:style-name="Tabela8.A1" office:value-type="string">
              <text:p text:style-name="P20">CNPJ / CPF</text:p>
            </table:table-cell>
            <table:table-cell table:style-name="Tabela8.A1" office:value-type="string">
              <text:p text:style-name="P20">RG</text:p>
            </table:table-cell>
            <table:table-cell table:style-name="Tabela8.A1" office:value-type="string">
              <text:p text:style-name="P20">Inscrição Econômica</text:p>
            </table:table-cell>
            <table:table-cell table:style-name="Tabela8.A1" office:value-type="string">
              <text:p text:style-name="P20">Exercício</text:p>
            </table:table-cell>
            <table:table-cell table:style-name="Tabela8.E1" office:value-type="string">
              <text:p text:style-name="P20">Natureza</text:p>
            </table:table-cell>
          </table:table-row>
          <table:table-row>
            <table:table-cell table:style-name="Tabela8.A2" office:value-type="string">
              <text:p text:style-name="P8">[IE.cnpj_cpf]</text:p>
            </table:table-cell>
            <table:table-cell table:style-name="Tabela8.A2" office:value-type="string">
              <text:p text:style-name="P8">[IE.rg]</text:p>
            </table:table-cell>
            <table:table-cell table:style-name="Tabela8.A2" office:value-type="string">
              <text:p text:style-name="P8">[IE.ie]</text:p>
            </table:table-cell>
            <table:table-cell table:style-name="Tabela8.A2" office:value-type="string">
              <text:p text:style-name="P8">[IE.exercicio]</text:p>
            </table:table-cell>
            <table:table-cell table:style-name="Tabela8.E2" office:value-type="string">
              <text:p text:style-name="P8">[IE.nom_natureza]</text:p>
            </table:table-cell>
          </table:table-row>
        </table:table>
        <text:p text:style-name="P5"/>
        <text:section text:style-name="Sect1" text:name="Data">
          <table:table table:name="Tabela6" table:style-name="Tabela6">
            <table:table-column table:style-name="Tabela6.A"/>
            <table:table-column table:style-name="Tabela6.B"/>
            <table:table-column table:style-name="Tabela6.C"/>
            <table:table-column table:style-name="Tabela6.D"/>
            <table:table-row>
              <table:table-cell table:style-name="Tabela6.A1" office:value-type="string">
                <text:p text:style-name="P20">cod.</text:p>
              </table:table-cell>
              <table:table-cell table:style-name="Tabela6.B1" office:value-type="string">
                <text:p text:style-name="P20">Atividade Principal</text:p>
              </table:table-cell>
              <table:table-cell table:style-name="Tabela6.C1" office:value-type="string">
                <text:p text:style-name="P20">Horário Normal</text:p>
              </table:table-cell>
              <table:table-cell table:style-name="Tabela6.D1" office:value-type="string">
                <text:p text:style-name="P32">Horário Especial</text:p>
              </table:table-cell>
            </table:table-row>
            <table:table-row>
              <table:table-cell table:number-columns-spanned="2">
                <table:table table:is-sub-table="true">
                  <table:table-column table:style-name="Tabela6.A"/>
                  <table:table-column table:style-name="Tabela6.B"/>
                  <table:table-row>
                    <table:table-cell table:style-name="Tabela6.A2.1.1" office:value-type="string">
                      <text:p text:style-name="P3">[IE.cod_atividade]</text:p>
                    </table:table-cell>
                    <table:table-cell table:style-name="Tabela6.A2.2.1" office:value-type="string">
                      <text:p text:style-name="P4">[IE.nom_atividade] - [IE.inicio_atividade]<text:span text:style-name="T2"> </text:span></text:p>
                    </table:table-cell>
                  </table:table-row>
                  <table:table-row>
                    <table:table-cell table:style-name="Tabela6.A2.1.2" table:number-columns-spanned="2" office:value-type="string">
                      <table:table table:name="Tabela10" table:style-name="Tabela10">
                        <table:table-column table:style-name="Tabela10.A"/>
                        <table:table-column table:style-name="Tabela10.B"/>
                        <table:table-row>
                          <table:table-cell table:style-name="Tabela10.A1" office:value-type="string">
                            <text:p text:style-name="P20">cod.</text:p>
                          </table:table-cell>
                          <table:table-cell table:style-name="Tabela10.B1" office:value-type="string">
                            <text:p text:style-name="P20">Atividades Secundárias</text:p>
                          </table:table-cell>
                        </table:table-row>
                      </table:table>
                      <table:table table:name="RepeatTable_assd" table:style-name="RepeatTable_5f_assd">
                        <table:table-column table:style-name="RepeatTable_5f_assd.A"/>
                        <table:table-row table:style-name="RepeatTable_5f_assd.1">
                          <table:table-cell table:style-name="RepeatTable_5f_assd.A1" office:value-type="string">
                            <table:table table:name="DetailTable_saefs" table:style-name="DetailTable_5f_saefs">
                              <table:table-column table:style-name="DetailTable_5f_saefs.A"/>
                              <table:table-column table:style-name="DetailTable_5f_saefs.B"/>
                              <table:table-row>
                                <table:table-cell table:style-name="DetailTable_5f_saefs.A1" office:value-type="string">
                                  <text:p text:style-name="P33">[Ati.cod_atividade;block=table:table-row]</text:p>
                                </table:table-cell>
                                <table:table-cell table:style-name="DetailTable_5f_saefs.A1" office:value-type="string">
                                  <text:p text:style-name="P25">[Ati.nom_atividade;block=table:table-row]</text:p>
                                </table:table-cell>
                              </table:table-row>
                            </table:table>
                            <text:p text:style-name="P18"/>
                          </table:table-cell>
                        </table:table-row>
                      </table:table>
                      <text:p text:style-name="P6"/>
                    </table:table-cell>
                    <table:covered-table-cell/>
                  </table:table-row>
                </table:table>
              </table:table-cell>
              <table:covered-table-cell/>
              <table:table-cell table:style-name="Tabela6.C2" office:value-type="string">
                <table:table table:name="Tabela3" table:style-name="Tabela3">
                  <table:table-column table:style-name="Tabela3.A"/>
                  <table:table-column table:style-name="Tabela3.B"/>
                  <table:table-column table:style-name="Tabela3.C"/>
                  <table:table-column table:style-name="Tabela3.D"/>
                  <table:table-row>
                    <table:table-cell table:style-name="Tabela3.A1" office:value-type="string">
                      <text:p text:style-name="P34">Dom</text:p>
                    </table:table-cell>
                    <table:table-cell table:style-name="Tabela3.B1" office:value-type="string">
                      <text:p text:style-name="P36">[IE.domingo_inicio]</text:p>
                    </table:table-cell>
                    <table:table-cell table:style-name="Tabela3.B1" office:value-type="string">
                      <text:p text:style-name="P26">às</text:p>
                    </table:table-cell>
                    <table:table-cell table:style-name="Tabela3.D1" office:value-type="string">
                      <text:p text:style-name="P26">[IE.domingo_termino]</text:p>
                    </table:table-cell>
                  </table:table-row>
                  <table:table-row>
                    <table:table-cell table:style-name="Tabela3.A2" office:value-type="string">
                      <text:p text:style-name="P27">Seg</text:p>
                    </table:table-cell>
                    <table:table-cell table:style-name="Tabela3.B2" office:value-type="string">
                      <text:p text:style-name="P9">[IE.segunda_inicio]</text:p>
                    </table:table-cell>
                    <table:table-cell table:style-name="Tabela3.B2" office:value-type="string">
                      <text:p text:style-name="P26">às</text:p>
                    </table:table-cell>
                    <table:table-cell table:style-name="Tabela3.D2" office:value-type="string">
                      <text:p text:style-name="P9">[IE.segunda_inicio]</text:p>
                    </table:table-cell>
                  </table:table-row>
                  <table:table-row>
                    <table:table-cell table:style-name="Tabela3.A3" office:value-type="string">
                      <text:p text:style-name="P27">Ter</text:p>
                    </table:table-cell>
                    <table:table-cell table:style-name="Tabela3.B3" office:value-type="string">
                      <text:p text:style-name="P9">[IE.terca_inicio]</text:p>
                    </table:table-cell>
                    <table:table-cell table:style-name="Tabela3.B3" office:value-type="string">
                      <text:p text:style-name="P26">às</text:p>
                    </table:table-cell>
                    <table:table-cell table:style-name="Tabela3.D3" office:value-type="string">
                      <text:p text:style-name="P9">[IE.terca_inicio]</text:p>
                    </table:table-cell>
                  </table:table-row>
                  <table:table-row>
                    <table:table-cell table:style-name="Tabela3.A2" office:value-type="string">
                      <text:p text:style-name="P27">Qua</text:p>
                    </table:table-cell>
                    <table:table-cell table:style-name="Tabela3.B2" office:value-type="string">
                      <text:p text:style-name="P9">[IE.quarta_inicio]</text:p>
                    </table:table-cell>
                    <table:table-cell table:style-name="Tabela3.B2" office:value-type="string">
                      <text:p text:style-name="P26">às</text:p>
                    </table:table-cell>
                    <table:table-cell table:style-name="Tabela3.D2" office:value-type="string">
                      <text:p text:style-name="P9">[IE.quarta_inicio]</text:p>
                    </table:table-cell>
                  </table:table-row>
                  <table:table-row>
                    <table:table-cell table:style-name="Tabela3.A3" office:value-type="string">
                      <text:p text:style-name="P27">Qui</text:p>
                    </table:table-cell>
                    <table:table-cell table:style-name="Tabela3.B3" office:value-type="string">
                      <text:p text:style-name="P9">[IE.quinta_inicio]</text:p>
                    </table:table-cell>
                    <table:table-cell table:style-name="Tabela3.B3" office:value-type="string">
                      <text:p text:style-name="P26">às</text:p>
                    </table:table-cell>
                    <table:table-cell table:style-name="Tabela3.D3" office:value-type="string">
                      <text:p text:style-name="P9">[IE.quinta_inicio]</text:p>
                    </table:table-cell>
                  </table:table-row>
                  <table:table-row>
                    <table:table-cell table:style-name="Tabela3.A2" office:value-type="string">
                      <text:p text:style-name="P27">Sex</text:p>
                    </table:table-cell>
                    <table:table-cell table:style-name="Tabela3.B2" office:value-type="string">
                      <text:p text:style-name="P9">[IE.sexta_inicio]</text:p>
                    </table:table-cell>
                    <table:table-cell table:style-name="Tabela3.B2" office:value-type="string">
                      <text:p text:style-name="P26">às</text:p>
                    </table:table-cell>
                    <table:table-cell table:style-name="Tabela3.D2" office:value-type="string">
                      <text:p text:style-name="P9">[IE.sexta_inicio]</text:p>
                    </table:table-cell>
                  </table:table-row>
                  <table:table-row>
                    <table:table-cell table:style-name="Tabela3.A3" office:value-type="string">
                      <text:p text:style-name="P27">Sáb</text:p>
                    </table:table-cell>
                    <table:table-cell table:style-name="Tabela3.B3" office:value-type="string">
                      <text:p text:style-name="P9">[IE.sabado_inicio]</text:p>
                    </table:table-cell>
                    <table:table-cell table:style-name="Tabela3.B3" office:value-type="string">
                      <text:p text:style-name="P26">às</text:p>
                    </table:table-cell>
                    <table:table-cell table:style-name="Tabela3.D3" office:value-type="string">
                      <text:p text:style-name="P9">[IE.sabado_inicio]</text:p>
                    </table:table-cell>
                  </table:table-row>
                </table:table>
                <text:p text:style-name="P1"/>
              </table:table-cell>
              <table:table-cell table:style-name="Tabela6.C2" office:value-type="string">
                <table:table table:name="TableEspecial" table:style-name="TableEspecial">
                  <table:table-column table:style-name="TableEspecial.A"/>
                  <table:table-column table:style-name="TableEspecial.B"/>
                  <table:table-column table:style-name="TableEspecial.C"/>
                  <table:table-column table:style-name="TableEspecial.D"/>
                  <table:table-row>
                    <table:table-cell table:style-name="TableEspecial.A1" office:value-type="string">
                      <text:p text:style-name="P35">[Hor.abreviatura_dia;block=table:table-row]</text:p>
                    </table:table-cell>
                    <table:table-cell table:style-name="TableEspecial.A1" office:value-type="string">
                      <text:p text:style-name="P26">[Hor.hr_inicio;block=table:table-row]</text:p>
                    </table:table-cell>
                    <table:table-cell table:style-name="TableEspecial.A1" office:value-type="string">
                      <text:p text:style-name="P26">às</text:p>
                    </table:table-cell>
                    <table:table-cell table:style-name="TableEspecial.D1" office:value-type="string">
                      <text:p text:style-name="P26">[Hor.hr_termino;block=table:table-row]</text:p>
                    </table:table-cell>
                  </table:table-row>
                </table:table>
                <text:p text:style-name="P37"/>
              </table:table-cell>
            </table:table-row>
          </table:table>
          <text:p text:style-name="P5"/>
        </text:section>
      </text:section>
      <text:section text:style-name="Sect1" text:name="PageFooter"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P22">Validade</text:p>
            </table:table-cell>
            <table:table-cell table:style-name="Tabela1.B1" office:value-type="string">
              <text:p text:style-name="P21">Restrições</text:p>
            </table:table-cell>
          </table:table-row>
          <table:table-row>
            <table:table-cell table:style-name="Tabela1.A2" office:value-type="string">
              <text:p text:style-name="P28">[IE.termino_licenca]</text:p>
            </table:table-cell>
            <table:table-cell table:style-name="Tabela1.B2" office:value-type="string">
              <text:p text:style-name="P23">[IE.observacao]</text:p>
            </table:table-cell>
          </table:table-row>
          <table:table-row>
            <table:table-cell table:style-name="Tabela1.A3" table:number-columns-spanned="2" office:value-type="string">
              <text:p text:style-name="P15"><text:span text:style-name="T3">AVISO</text:span><text:line-break/><text:span text:style-name="T4">O PRESENTE ALVARÁ DEVERÁ SER AFIXADO EM LUGAR VÍSÍVEL</text:span></text:p>
            </table:table-cell>
            <table:covered-table-cell/>
          </table:table-row>
        </table:table>
        <text:p text:style-name="P38"><draw:frame draw:style-name="fr1" draw:name="Quadro1" text:anchor-type="paragraph" svg:x="11.696cm" svg:y="0.811cm" svg:width="5.412cm" draw:z-index="0"><draw:text-box fo:min-height="1.665cm"><text:p text:style-name="P39"/></draw:text-box></draw:frame><text:line-break/></text:p>
        <table:table table:name="Tabela7" table:style-name="Tabela7">
          <table:table-column table:style-name="Tabela7.A"/>
          <table:table-column table:style-name="Tabela7.B"/>
          <table:table-column table:style-name="Tabela7.C"/>
          <table:table-column table:style-name="Tabela7.D"/>
          <table:table-column table:style-name="Tabela7.E"/>
          <table:table-column table:style-name="Tabela7.F"/>
          <table:table-row>
            <table:table-cell>
              <table:table table:is-sub-table="true">
                <table:table-column table:style-name="Tabela7.A"/>
                <table:table-row table:style-name="Tabela7.A1.1">
                  <table:table-cell table:style-name="Tabela7.A1.1.1" office:value-type="string">
                    <text:p text:style-name="P24"/>
                  </table:table-cell>
                </table:table-row>
                <table:table-row>
                  <table:table-cell table:style-name="Tabela7.A1.1.2" office:value-type="string">
                    <text:p text:style-name="P9">[IE.usuario]</text:p>
                  </table:table-cell>
                </table:table-row>
              </table:table>
            </table:table-cell>
            <table:table-cell table:style-name="Tabela7.A1.1.2" office:value-type="string">
              <text:p text:style-name="P24"/>
            </table:table-cell>
            <table:table-cell>
              <table:table table:is-sub-table="true">
                <table:table-column table:style-name="Tabela7.C"/>
                <table:table-row table:style-name="Tabela7.A1.1">
                  <table:table-cell table:style-name="Tabela7.A1.1.1" office:value-type="string">
                    <text:p text:style-name="P24"/>
                  </table:table-cell>
                </table:table-row>
                <table:table-row>
                  <table:table-cell table:style-name="Tabela7.A1.1.2" office:value-type="string">
                    <text:p text:style-name="P9">[IE.diretor_tributos]</text:p>
                  </table:table-cell>
                </table:table-row>
              </table:table>
            </table:table-cell>
            <table:table-cell table:style-name="Tabela7.A1.1.2" office:value-type="string">
              <text:p text:style-name="P24"/>
            </table:table-cell>
            <table:table-cell>
              <table:table table:is-sub-table="true">
                <table:table-column table:style-name="Tabela7.E"/>
                <table:table-row table:style-name="Tabela7.A1.1">
                  <table:table-cell table:style-name="Tabela7.A1.1.1" office:value-type="string">
                    <text:p text:style-name="P29">[IE.data_emissao]</text:p>
                  </table:table-cell>
                </table:table-row>
                <table:table-row>
                  <table:table-cell table:style-name="Tabela7.A1.1.2" office:value-type="string">
                    <text:p text:style-name="P10">Data Emissão</text:p>
                  </table:table-cell>
                </table:table-row>
              </table:table>
            </table:table-cell>
            <table:table-cell table:style-name="Tabela7.A1.1.2" office:value-type="string">
              <text:p text:style-name="P30"/>
            </table:table-cell>
          </table:table-row>
        </table:table>
        <text:p text:style-name="P40"/>
        <text:p text:style-name="P40"/>
        <text:p text:style-name="P40"/>
        <text:p text:style-name="P41">[IE.prefeitura_nome]</text:p>
        <text:p text:style-name="P41">[IE.prefeitura_endereco], [IE.prefeitura_municipio]/[IE.prefeitura_uf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Helvetica" svg:font-family="Helvetica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escription>Putz isso é um teste

{AGATA::ENGINE=2}{AGATA::OUTRO=10}
{AGATA::TESTE=blablabal}</dc:description>
    <meta:initial-creator>Jamiel Spezia</meta:initial-creator>
    <meta:creation-date>2006-04-10T16:48:00</meta:creation-date>
    <dc:creator>Fernando Cercato</dc:creator>
    <dc:date>2009-02-05T15:06:49</dc:date>
    <dc:language>pt-BR</dc:language>
    <meta:editing-cycles>543</meta:editing-cycles>
    <meta:editing-duration>P1DT12H19M31S</meta:editing-duration>
    <meta:user-defined meta:name="Info 1"/>
    <meta:user-defined meta:name="Info 2"/>
    <meta:user-defined meta:name="Info 3"/>
    <meta:user-defined meta:name="Info 4"/>
    <meta:document-statistic meta:table-count="13" meta:image-count="1" meta:object-count="0" meta:page-count="1" meta:paragraph-count="77" meta:word-count="159" meta:character-count="1207"/>
  </office:meta>
</office:document-meta>
</file>